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92cm" fo:margin-left="-0.106cm" fo:margin-top="0cm" fo:margin-bottom="0cm" table:align="left" style:shadow="none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7.48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2.A2" style:family="table-cell">
      <style:table-cell-properties style:vertical-align="" fo:padding-left="0.049cm" fo:padding-right="0.049cm" fo:padding-top="0cm" fo:padding-bottom="0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06103a" officeooo:paragraph-rsid="0006103a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7f483" officeooo:paragraph-rsid="0007f48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83bf4" officeooo:paragraph-rsid="00083bf4"/>
    </style:style>
    <style:style style:name="P5" style:family="paragraph" style:parent-style-name="Heading_20_3">
      <style:text-properties officeooo:rsid="0006103a" officeooo:paragraph-rsid="0006103a"/>
    </style:style>
    <style:style style:name="P6" style:family="paragraph" style:parent-style-name="Text_20_body">
      <style:text-properties officeooo:rsid="0006103a" officeooo:paragraph-rsid="0006103a"/>
    </style:style>
    <style:style style:name="P7" style:family="paragraph" style:parent-style-name="Table_20_Heading">
      <style:paragraph-properties fo:text-align="start" style:justify-single-word="false"/>
      <style:text-properties officeooo:rsid="0006103a" officeooo:paragraph-rsid="000610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BridgeMate BCS Options In TabScore</text:h>
      <text:p text:style-name="P6">The following table lists all the BridgeMate and BridgeMate II options and identifies whether they are applicable for TabScore. <text:s/>The options that are available should be set by the scoring program when it creates the BCS database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BridgeMate Option</text:p>
          </table:table-cell>
          <table:table-cell table:style-name="Table2.A1" office:value-type="string">
            <text:p text:style-name="P7">Status in TabScore</text:p>
          </table:table-cell>
          <table:table-cell table:style-name="Table2.C1" office:value-type="string">
            <text:p text:style-name="P7">Effect in TabScore</text:p>
          </table:table-cell>
        </table:table-row>
        <table:table-row table:style-name="Table2.1">
          <table:table-cell table:style-name="Table2.A2" office:value-type="string">
            <text:p text:style-name="P1">ShowResults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traveller if True</text:p>
          </table:table-cell>
        </table:table-row>
        <table:table-row table:style-name="Table2.1">
          <table:table-cell table:style-name="Table2.A2" office:value-type="string">
            <text:p text:style-name="P1">ShowOwnResul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Repeat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aximumResults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ercentage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percentage if True</text:p>
          </table:table-cell>
        </table:table-row>
        <table:table-row table:style-name="Table2.1">
          <table:table-cell table:style-name="Table2.A2" office:value-type="string">
            <text:p text:style-name="P1">GroupSection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corePoin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EnterResultsMethod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ai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Intermediate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poweroffTim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VerificationTime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Contrac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Requests entry of a lead card if True</text:p>
          </table:table-cell>
        </table:table-row>
        <table:table-row table:style-name="Table2.1">
          <table:table-cell table:style-name="Table2.A2" office:value-type="string">
            <text:p text:style-name="P1">Membe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emberNumbersNoBlankEntr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oardOrderVerific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RecordValid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ShutDownBPC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PINcod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ConfirmNP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TDCall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mainingBoard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extSeating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Show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Correc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FirstBoardManuall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ci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alidate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validate lead card against hand record if True and hand record exists</text:p>
          </table:table-cell>
        </table:table-row>
        <table:table-row table:style-name="Table2.1">
          <table:table-cell table:style-name="Table2.A2" office:value-type="string">
            <text:p text:style-name="P1">BM2ResultsOverview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PlayerName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anking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show ranking if scoring program populates ranking table accoring to: 0=don't show; 1=show after each round; 2=show at end of session</text:p>
          </table:table-cell>
        </table:table-row>
        <table:table-row table:style-name="Table2.1">
          <table:table-cell table:style-name="Table2.A2" office:value-type="string">
            <text:p text:style-name="P1">BM2GameSummar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ummaryPoints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setFunctionKey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Bid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Pla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">BM2ValidateRecor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Hands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Validation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EntryEachRound</text:p>
          </table:table-cell>
          <table:table-cell table:style-name="Table2.A2" office:value-type="string">
            <text:p text:style-name="P4">Not currently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EntryPreloadValues</text:p>
          </table:table-cell>
          <table:table-cell table:style-name="Table2.A2" office:value-type="string">
            <text:p text:style-name="P4">Not currently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ameSource</text:p>
          </table:table-cell>
          <table:table-cell table:style-name="Table2.A2" office:value-type="string">
            <text:p text:style-name="P4">Not currently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TextBasedNumber</text:p>
          </table:table-cell>
          <table:table-cell table:style-name="Table2.A2" office:value-type="string">
            <text:p text:style-name="P4">Not applci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iewHandRecord</text:p>
          </table:table-cell>
          <table:table-cell table:style-name="Table2.A2" office:value-type="string">
            <text:p text:style-name="P4">Used</text:p>
          </table:table-cell>
          <table:table-cell table:style-name="Table2.C2" office:value-type="string">
            <text:p text:style-name="P4">Will show hand record if True, if ShowResults is True and hand record exists</text:p>
          </table:table-cell>
        </table:table-row>
        <table:table-row table:style-name="Table2.1">
          <table:table-cell table:style-name="Table2.A2" office:value-type="string">
            <text:p text:style-name="P1">BM2EnterHandRecord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EnterHandRecordWhen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37:36.919000000</meta:creation-date>
    <dc:date>2018-11-16T18:20:37.064000000</dc:date>
    <meta:editing-duration>PT7M4S</meta:editing-duration>
    <meta:editing-cycles>1</meta:editing-cycles>
    <meta:document-statistic meta:table-count="1" meta:image-count="0" meta:object-count="0" meta:page-count="2" meta:paragraph-count="109" meta:word-count="261" meta:character-count="2007" meta:non-whitespace-character-count="1854"/>
    <meta:generator>LibreOffice/5.1.4.2$Windows_x86 LibreOffice_project/f99d75f39f1c57ebdd7ffc5f42867c12031db97a</meta:generator>
  </office:meta>
</office:document-meta>
</file>